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86d" officeooo:paragraph-rsid="0019c86d"/>
    </style:style>
    <style:style style:name="P2" style:family="paragraph" style:parent-style-name="Standard">
      <style:text-properties officeooo:rsid="001aea60" officeooo:paragraph-rsid="001aea60"/>
    </style:style>
    <style:style style:name="T1" style:family="text">
      <style:text-properties officeooo:rsid="0018c393"/>
    </style:style>
    <style:style style:name="T2" style:family="text">
      <style:text-properties officeooo:rsid="00198b59"/>
    </style:style>
    <style:style style:name="T3" style:family="text">
      <style:text-properties officeooo:rsid="001aea60"/>
    </style:style>
    <style:style style:name="T4" style:family="text">
      <style:text-properties officeooo:rsid="001afd47"/>
    </style:style>
    <style:style style:name="T5" style:family="text">
      <style:text-properties officeooo:rsid="001b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Mi lesz eredmény?<text:span text:style-name="T4">fordítási hiba</text:span></text:p>
      <text:p text:style-name="Standard"/>
      <text:p text:style-name="Standard">Class A {</text:p>
      <text:p text:style-name="Standard"><text:tab/>public static void parse(String str) {</text:p>
      <text:p text:style-name="Standard"><text:tab/><text:tab/>try {</text:p>
      <text:p text:style-name="Standard"><text:tab/><text:tab/><text:tab/>float f = Float.parseFloat(str);</text:p>
      <text:p text:style-name="Standard"><text:tab/><text:tab/>} catch (NumberFormatException nfe) {</text:p>
      <text:p text:style-name="Standard"><text:tab/><text:tab/><text:tab/>f = 0;</text:p>
      <text:p text:style-name="Standard"><text:tab/><text:tab/>} finally {</text:p>
      <text:p text:style-name="Standard"><text:tab/><text:tab/><text:tab/>System.out.println(f);</text:p>
      <text:p text:style-name="Standard"><text:tab/><text:tab/>}</text:p>
      <text:p text:style-name="Standard"><text:tab/>}</text:p>
      <text:p text:style-name="Standard"/>
      <text:p text:style-name="Standard"><text:tab/>public static void main(String[] args) {</text:p>
      <text:p text:style-name="Standard"><text:tab/><text:tab/>parse("invalid");</text:p>
      <text:p text:style-name="Standard"><text:tab/>}</text:p>
      <text:p text:style-name="Standard">}</text:p>
      <text:p text:style-name="Standard"/>
      <text:p text:style-name="Standard">2.Hogyan lehet a Nav osztály, Direction enum-ját példányosítani? <text:span text:style-name="T4">d</text:span></text:p>
      <text:p text:style-name="Standard"/>
      <text:p text:style-name="Standard">class Nav {</text:p>
      <text:p text:style-name="Standard"><text:tab/>public enum Direction { NORTH, SOUTH, EAST, WEST }</text:p>
      <text:p text:style-name="Standard">}</text:p>
      <text:p text:style-name="Standard"/>
      <text:p text:style-name="Standard">public class Sprite{</text:p>
      <text:p text:style-name="Standard">// insert code here</text:p>
      <text:p text:style-name="Standard">}</text:p>
      <text:p text:style-name="Standard"/>
      <text:p text:style-name="Standard">a. Direction d = NORTH;</text:p>
      <text:p text:style-name="Standard">b. Nav.Direction d = NORTH;</text:p>
      <text:p text:style-name="Standard">c. Direction d = Direction.NORTH;</text:p>
      <text:p text:style-name="Standard">d. Nav.Direction d = Nav.Direction.NORTH;</text:p>
      <text:p text:style-name="Standard"/>
      <text:p text:style-name="Standard">3.Mit ír ki az alábbi program? <text:span text:style-name="T1">Abefcd</text:span></text:p>
      <text:p text:style-name="Standard"/>
      <text:p text:style-name="Standard">public class StringRef </text:p>
      <text:p text:style-name="Standard">{</text:p>
      <text:p text:style-name="Standard"><text:s text:c="4"/>public static void main(String [] args) </text:p>
      <text:p text:style-name="Standard"><text:s text:c="4"/>{</text:p>
      <text:p text:style-name="Standard"><text:s text:c="8"/>String a = "ab";</text:p>
      <text:p text:style-name="Standard"><text:s text:c="8"/>String b = "cd";</text:p>
      <text:p text:style-name="Standard"><text:s text:c="8"/>String c = b;</text:p>
      <text:p text:style-name="Standard"><text:s text:c="8"/>b = "ef";</text:p>
      <text:p text:style-name="Standard"><text:s text:c="8"/>System.out.println(a + b + c);</text:p>
      <text:p text:style-name="Standard"><text:s text:c="4"/>}</text:p>
      <text:p text:style-name="Standard">}</text:p>
      <text:p text:style-name="Standard"/>
      <text:p text:style-name="Standard">4. Lehet-e egy interface final? <text:span text:style-name="T1">nope</text:span></text:p>
      <text:p text:style-name="Standard">5. Definiálható-e interface osztályon belül? <text:span text:style-name="T4">igen</text:span></text:p>
      <text:p text:style-name="Standard">6. Öröklődéskor mi történik az ősosztály konstruktorával? <text:span text:style-name="T4">béna</text:span></text:p>
      <text:p text:style-name="Standard"/>
      <text:p text:style-name="Standard">7.Mit ír ki az alábbi program? <text:span text:style-name="T5">1</text:span></text:p>
      <text:p text:style-name="Standard"><text:soft-page-break/></text:p>
      <text:p text:style-name="Standard">class Test {</text:p>
      <text:p text:style-name="Standard"/>
      <text:p text:style-name="Standard"><text:s text:c="3"/>private static int a;</text:p>
      <text:p text:style-name="Standard"><text:s/></text:p>
      <text:p text:style-name="Standard"><text:s text:c="3"/>public static void main(String args[]) {</text:p>
      <text:p text:style-name="Standard"><text:s text:c="7"/>System.out.println(f());</text:p>
      <text:p text:style-name="Standard"><text:s text:c="3"/>}</text:p>
      <text:p text:style-name="Standard"/>
      <text:p text:style-name="Standard"><text:s text:c="3"/>static int f() {</text:p>
      <text:p text:style-name="Standard"><text:s text:c="7"/>return ++a;</text:p>
      <text:p text:style-name="Standard"><text:s text:c="3"/>}</text:p>
      <text:p text:style-name="Standard"/>
      <text:p text:style-name="Standard">}</text:p>
      <text:p text:style-name="Standard"/>
      <text:p text:style-name="Standard">8. 1. Mire való a "garbage collectio<text:span text:style-name="T3">r</text:span>"? <text:span text:style-name="T2">Nem használt elemeket törli a memoriából amire nincs pointer</text:span></text:p>
      <text:p text:style-name="Standard">9. Mi a különbség a Map és a HashMap között? <text:span text:style-name="T2">A map ősosztálya hashmap</text:span></text:p>
      <text:p text:style-name="Standard">10. Mi a "final"? <text:s/><text:span text:style-name="T2">Inicializálás után nem lehet változtatni az éréket</text:span></text:p>
      <text:p text:style-name="Standard">11. Mit ír ki az alábbi program?<text:span text:style-name="T5">10010</text:span></text:p>
      <text:p text:style-name="Standard"/>
      <text:p text:style-name="Standard">public class BoolTest </text:p>
      <text:p text:style-name="Standard">{</text:p>
      <text:p text:style-name="Standard"><text:s text:c="4"/>public static void main(String [] args) <text:s/></text:p>
      <text:p text:style-name="Standard"><text:s text:c="4"/>{</text:p>
      <text:p text:style-name="Standard"><text:s text:c="8"/>int result = 0;</text:p>
      <text:p text:style-name="Standard"/>
      <text:p text:style-name="Standard"><text:s text:c="8"/>Boolean b1 = new Boolean("TRUE");</text:p>
      <text:p text:style-name="Standard"><text:s text:c="8"/>Boolean b2 = new Boolean("true");</text:p>
      <text:p text:style-name="Standard"><text:s text:c="8"/>Boolean b3 = new Boolean("tRuE");</text:p>
      <text:p text:style-name="Standard"><text:s text:c="8"/>Boolean b4 = new Boolean("false");</text:p>
      <text:p text:style-name="Standard"/>
      <text:p text:style-name="Standard"><text:s text:c="8"/>if (b1 == b2) </text:p>
      <text:p text:style-name="Standard"><text:s text:c="12"/>result = 1;</text:p>
      <text:p text:style-name="Standard"><text:s text:c="8"/>if (b1.equals(b2) ) </text:p>
      <text:p text:style-name="Standard"><text:s text:c="12"/>result = result + 10;</text:p>
      <text:p text:style-name="Standard"><text:s text:c="8"/>if (b2 == b4) <text:s/></text:p>
      <text:p text:style-name="Standard"><text:s text:c="12"/>result = result + 100;</text:p>
      <text:p text:style-name="Standard"><text:s text:c="8"/>if (b2.equals(b4) )</text:p>
      <text:p text:style-name="Standard"><text:s text:c="12"/>result = result + 1000;</text:p>
      <text:p text:style-name="Standard"><text:s text:c="8"/>if (b2.equals(b3) )</text:p>
      <text:p text:style-name="Standard"><text:s text:c="12"/>result = result + 10000;</text:p>
      <text:p text:style-name="Standard"/>
      <text:p text:style-name="Standard"><text:s text:c="8"/>System.out.println(result);</text:p>
      <text:p text:style-name="Standard"><text:s text:c="4"/>}</text:p>
      <text:p text:style-name="Standard">}</text:p>
      <text:p text:style-name="Standard"/>
      <text:p text:style-name="Standard">12, Kódolós feladat:</text:p>
      <text:p text:style-name="Standard">Adott egy nemnegatív egész számokból álló tömb, melynek az első elemén állunk. A tömb minden eleme az adott pozícióból történő legnagyobb ugorható távolságot jelöli. Döntsük el a tömbről, hogy el tudunk-e jutni benne az utolsó elemig a fenti szabályt követve. Példák: A = [2,3,1,1,4], eredménye igaz. B = [3,2,1,0,4], eredménye hamis.</text:p>
      <text:p text:style-name="P2"><text:soft-page-break/>For 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3:32:44.571690443</meta:creation-date>
    <dc:date>2019-04-30T14:53:17.816742840</dc:date>
    <meta:editing-duration>PT19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81" meta:word-count="365" meta:character-count="2372" meta:non-whitespace-character-count="1811"/>
  </office:meta>
</office:document-meta>
</file>